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4pt" style:font-size-asian="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God Requires of You </text:p>
      <text:p text:style-name="P1"/>
      <text:p text:style-name="Standard">Read: Micah 6:6-8</text:p>
      <text:p text:style-name="Standard"><text:s/></text:p>
      <text:p text:style-name="Standard">Text: Micah 6:8b “…what doth the LORD require of thee, but to do justly, and to love mercy, and to walk humbly with thy God?”</text:p>
      <text:p text:style-name="Standard"/>
      <text:p text:style-name="Standard"><text:span text:style-name="T1">Introduction:</text:span> Micah is a contemporary of Isaiah however Isaiah prophesied in the kings court and Micah prophesied to the common people. Micah is another prophet who keeps on telling the people of God’s coming judgment. In our text he is reminding them that God’s demands are not difficult. God has three simple things that He requires and if these requirements are met God will be satisfied and the judgment averted. What are the three things that will avert God’s judgment? </text:p>
      <text:p text:style-name="Standard"/>
      <text:p text:style-name="Standard"><text:span text:style-name="T1">I. Do Justly:</text:span> That seems simple enough. If we took a vote, this morning, we would get 100% of the world to vote for justice. Most people would eagerly say that they are in favor of justice. It is some-thing that both democrats and republicans can agree on. Justice even crosses denominational lines. </text:p>
      <text:p text:style-name="Standard"><text:s text:c="2"/>So what is the problem here? Why is God requiring such an easy thing?</text:p>
      <text:p text:style-name="Standard"><text:s text:c="2"/>Justice it isn’t easy; it may be easy to agree that it’s important but it isn’t easy. Juries take days to decide what is just. Sometimes a judge will say that there is no way to right a wrong but he/she is doing the best they can to find a fair arrangement. Churches split and their congregations end up in court trying to find justice.</text:p>
      <text:p text:style-name="Standard"><text:s text:c="2"/>How do you bring justice to the victim of a drunk driver? How can the, two year old, son of a murdered mother ever find justice? What is just for the people who lost their life savings when Enron collapsed? Is it just that Ken Lay is exonerated and his widow gets to keep the money, just because he died? The radios are ringing with arguments over what is fair for the illegal immigrants in the USA. I could probably get an argument started, right here, today, if I wanted to.</text:p>
      <text:p text:style-name="Standard"><text:s text:c="2"/>To do justly involves bringing together a lot of Biblical principals. Being just, involves obedience to all the commandments. It is done better by one who can live inside of someone else’s skin.</text:p>
      <text:p text:style-name="Standard"><text:span text:style-name="T1">II. Love Mercy:</text:span> Notice that the requirement is not to act in a merciful way. To love mercy may not be as easy as it seems on the surface. Most of us can do the merciful thing (especially if someone else is watching) but to love mercy is another thing. We may even be able to love mercy when it applies to us but there is a problem when it comes to mercy applying to someone else. We loudly proclaim our indigna-tion when we see injustice unless the easy part swings in our favor. Loving mercy involves being happy when someone else doesn’t get the justice that we think they deserve. (joke: enemy gets twice as much of whatever you wish for; for yourself)</text:p>
      <text:p text:style-name="Standard"><text:s text:c="2"/>Does it rile you up to see a senator’s son get favorable treatment? It doesn’t rile us up as much if it is our son getting a break; does it?</text:p>
      <text:p text:style-name="Standard"><text:span text:style-name="T1">III. Walk Humbly:</text:span> How do you know if you are practicing this one? <text:s/>(joke: someone gave him a humble button and he wore it) Someone has said that humility disappears as soon as you declare that you have it. I’m not sure how you know if you’ve arrived at humility but there are some things we can do to strive for humility.</text:p>
      <text:p text:style-name="Standard"><text:s text:c="2"/><text:span text:style-name="T2">1.We can act out the golden rule.</text:span> Matthew 7:12 "Therefore all things whatsoever ye would that men should do to you, do ye even so to them: for this is the law and the prophets." 2. <text:span text:style-name="T2">We can actively act out the first two requirements</text:span>: do justly and love mercy. </text:p>
      <text:p text:style-name="Standard"><text:s text:c="2"/>Humility is walking with our nose down and our heart up.</text:p>
      <text:p text:style-name="Standard"><text:span text:style-name="T1">Conclude:</text:span> There is no way to conclude this message without focusing on the last three words of our text verse: <text:span text:style-name="T1">“…with thy God?”</text:span> I’m con-vinced that we can meet none of these three requirements alone. We are astonished at the cruelty of the youth today but we have removed God from their classrooms, we have deleted Him from our history books, we have deleted the 10 commandments from the courthouse, and are trying to scrape His name from the buildings in Washington DC. They are not reminded of His example in the classroom. There are many churches that have diluted the Word of God by including the feel good gospel of the social sciences. Churches have replaced the prayer meeting with counseling by Christian psychologists. (Dennis Prager &amp; “Cut Flower Morality)</text:p>
      <text:p text:style-name="Standard"><text:s text:c="2"/>How do we do justly, love mercy, and walk humbly? We can only do it with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hat God Requires of You </dc:title>
    <meta:initial-creator>Joel Tice</meta:initial-creator>
    <meta:creation-date>2007-06-23T23:53:00</meta:creation-date>
    <dc:creator>Joel Tice</dc:creator>
    <dc:date>2019-04-26T20:32:58.80</dc:date>
    <meta:editing-cycles>5</meta:editing-cycles>
    <meta:editing-duration>PT5H43M</meta:editing-duration>
    <meta:document-statistic meta:table-count="0" meta:image-count="0" meta:object-count="0" meta:page-count="1" meta:paragraph-count="17" meta:word-count="794" meta:character-count="4308"/>
    <meta:generator>OpenOffice/4.1.3$Win32 OpenOffice.org_project/413m1$Build-9783</meta:generator>
  </office:meta>
</office:document-meta>
</file>